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.0472in" fo:margin-top="0.028in" fo:margin-bottom="0in" loext:contextual-spacing="false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Standard">
      <style:text-properties fo:font-size="10pt" officeooo:rsid="001ea4ff" officeooo:paragraph-rsid="001ea4ff" style:font-size-asian="10pt"/>
    </style:style>
    <style:style style:name="P7" style:family="paragraph" style:parent-style-name="Text_20_body" style:list-style-name="WW8Num7">
      <style:text-properties officeooo:paragraph-rsid="001e7f9c"/>
    </style:style>
    <style:style style:name="P8" style:family="paragraph" style:parent-style-name="Text_20_body" style:list-style-name="WW8Num2"/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P11" style:family="paragraph" style:parent-style-name="Text_20_body">
      <style:text-properties officeooo:rsid="001ce8df" officeooo:paragraph-rsid="001ce8df"/>
    </style:style>
    <style:style style:name="P12" style:family="paragraph" style:parent-style-name="Text_20_body" style:list-style-name="WW8Num7">
      <style:text-properties officeooo:rsid="001e7f9c" officeooo:paragraph-rsid="001e7f9c"/>
    </style:style>
    <style:style style:name="P13" style:family="paragraph" style:parent-style-name="Text_20_body">
      <style:text-properties officeooo:rsid="001e7f9c" officeooo:paragraph-rsid="001e7f9c"/>
    </style:style>
    <style:style style:name="P14" style:family="paragraph" style:parent-style-name="Heading" style:master-page-name="Standard">
      <style:paragraph-properties style:page-number="auto"/>
    </style:style>
    <style:style style:name="P15" style:family="paragraph" style:parent-style-name="Heading_20_1">
      <style:text-properties officeooo:rsid="001e7f9c" officeooo:paragraph-rsid="001e7f9c"/>
    </style:style>
    <style:style style:name="P16" style:family="paragraph" style:parent-style-name="Heading_20_1">
      <style:text-properties officeooo:paragraph-rsid="001e7f9c"/>
    </style:style>
    <style:style style:name="P17" style:family="paragraph" style:parent-style-name="Heading_20_1">
      <style:text-properties officeooo:rsid="001ea4ff" officeooo:paragraph-rsid="001ea4ff"/>
    </style:style>
    <style:style style:name="P18" style:family="paragraph" style:parent-style-name="Heading_20_1">
      <style:text-properties officeooo:paragraph-rsid="001ea4ff"/>
    </style:style>
    <style:style style:name="P19" style:family="paragraph" style:parent-style-name="Heading_20_2">
      <style:text-properties officeooo:rsid="001ce8df" officeooo:paragraph-rsid="001ce8df"/>
    </style:style>
    <style:style style:name="P20" style:family="paragraph" style:parent-style-name="Heading_20_2">
      <style:text-properties officeooo:rsid="001e7f9c" officeooo:paragraph-rsid="001e7f9c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ea4ff" style:font-size-asian="10pt"/>
    </style:style>
    <style:style style:name="T4" style:family="text">
      <style:text-properties fo:font-size="10pt" officeooo:rsid="002013aa" style:font-size-asian="10pt"/>
    </style:style>
    <style:style style:name="T5" style:family="text">
      <style:text-properties officeooo:rsid="001e7f9c"/>
    </style:style>
    <style:style style:name="T6" style:family="text">
      <style:text-properties officeooo:rsid="001ea4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6">Taciturn-duck</text:span><text:line-break/><text:span text:style-name="T6">Caso de Usuo</text:span>: <text:span text:style-name="T6">UC01-Login</text:span></text:h>
      <text:h text:style-name="P15" text:outline-level="1">Descrição</text:h>
      <text:p text:style-name="P13">O objetivo é autenticar o usuário no sistema. </text:p>
      <text:h text:style-name="P15" text:outline-level="1">Atores</text:h>
      <text:h text:style-name="P19" text:outline-level="2">Aluno</text:h>
      <text:h text:style-name="P19" text:outline-level="2">Funcionário</text:h>
      <text:h text:style-name="P17" text:outline-level="1">Pré Condições</text:h>
      <text:p text:style-name="P11">Estar conectado à internet.</text:p>
      <text:h text:style-name="P17" text:outline-level="1">Fluxo de Eventos</text:h>
      <text:list xml:id="list4898892846221423309" text:style-name="WW8Num7">
        <text:list-item>
          <text:p text:style-name="P12">O caso de uso inicia quando usuário(Aluno ou Fucionário) entra na página incial do sistema.</text:p>
        </text:list-item>
        <text:list-item>
          <text:p text:style-name="P12">Usuário informa matricula e senha</text:p>
        </text:list-item>
        <text:list-item>
          <text:p text:style-name="P7"><text:span text:style-name="T5">Sistema valida as informções e permite o acesso.</text:span></text:p>
        </text:list-item>
      </text:list>
      <text:h text:style-name="P18" text:outline-level="1" text:is-list-header="true"/>
      <text:h text:style-name="P16" text:outline-level="1"><text:span text:style-name="T5">Pós Condições</text:span></text:h>
      <text:h text:style-name="P20" text:outline-level="2">Usuário Autenticado no sistema</text:h>
      <text:h text:style-name="P17" text:outline-level="1">Requisitos Especiais</text:h>
      <text:p text:style-name="P13">A visão de aluno deve ser difrente da visão do usuário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style:line-height-at-least="0.1665in" fo:orphans="0" fo:widows="0" fo:text-indent="-0.5in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loext:contextual-spacing="false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0854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1.655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C" style:family="table-column">
      <style:table-column-properties style:column-width="1.6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0pt" officeooo:rsid="001ea4ff" officeooo:paragraph-rsid="001ea4ff" style:font-size-asian="10pt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ea4ff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2013aa" style:font-size-asian="10pt"/>
    </style:style>
    <style:style style:name="MT4" style:family="text">
      <style:text-properties officeooo:rsid="001ea4ff"/>
    </style:style>
    <style:style style:name="MT5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Taciturn-duck</text:p>
            </table:table-cell>
            <table:table-cell table:style-name="Table2.B1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Standard"><text:span text:style-name="MT1">Especificação de Caso de Uso</text:span><text:span text:style-name="MT2">: </text:span><text:span text:style-name="MT1">UC0</text:span><text:span text:style-name="MT3">1</text:span><text:span text:style-name="MT1">-Login</text:span></text:p>
            </table:table-cell>
            <table:table-cell table:style-name="Table2.B1" office:value-type="string">
              <text:p text:style-name="MP3"><text:s text:c="2"/>Date: <text:s/><text:span text:style-name="MT4">28/08/2015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/>
            </table:table-cell>
            <table:table-cell table:style-name="Table1.A1" office:value-type="string">
              <text:p text:style-name="MP6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5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5-08-28T19:11:58.272676348</meta:creation-date>
    <dc:date>2015-08-28T19:28:52.921913449</dc:date>
    <meta:editing-cycles>6</meta:editing-cycles>
    <meta:generator>LibreOffice/5.0.1.2.0$Linux_X86_64 LibreOffice_project/00m0$Build-2</meta:generator>
    <meta:editing-duration>PT12M2S</meta:editing-duration>
    <meta:document-statistic meta:table-count="2" meta:image-count="0" meta:object-count="0" meta:page-count="1" meta:paragraph-count="20" meta:word-count="98" meta:character-count="565" meta:non-whitespace-character-count="495"/>
  </office:meta>
</office:document-meta>
</file>